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 text:c="3"/>INITIAL/NewTick <text:s text:c="8"/>Beschleunigen (vmax=5) <text:s text:c="3"/>Bremsen</text:p>
      <text:p text:style-name="P1"><text:s text:c="3"/>12345678901234567890 <text:s text:c="3"/>12345678901234567890 <text:s text:c="5"/>12345678901234567890</text:p>
      <text:p text:style-name="P1"><text:s text:c="3"/>A----B---C---D-E---- <text:s text:c="3"/>A----B---C---D-E---- <text:s text:c="5"/>A----B---C---D-E----</text:p>
      <text:p text:style-name="P2"><text:s text:c="3"/>5----4---2---1-1---- <text:s text:c="3"/>5----5---3---2-2---- <text:s text:c="5"/>4----3---3---1-2----</text:p>
      <text:p text:style-name="P2"><text:s text:c="3"/>-------------------- <text:s text:c="3"/>=----&gt;---&gt;---&gt;-&gt;---- <text:s text:c="5"/>&lt;----&lt;---&gt;---&lt;-&gt;----</text:p>
      <text:p text:style-name="P1"/>
      <text:p text:style-name="P1"/>
      <text:p text:style-name="P1"/>
      <text:p text:style-name="P1"><text:s text:c="3"/>Trödeln (p=1/3) <text:s text:c="8"/>Fahren <text:s text:c="19"/>NewTick</text:p>
      <text:p text:style-name="P1"><text:s text:c="3"/>12345678901234567890 <text:s text:c="3"/>12345678901234567890 <text:s text:c="5"/>12345678901234567890</text:p>
      <text:p text:style-name="P1"><text:s text:c="3"/>A----B---C---D-E---- <text:s text:c="3"/>----A---B---CD--E--- <text:s text:c="5"/>----A---B---CD--E---</text:p>
      <text:p text:style-name="P2"><text:s text:c="3"/>4----3---3---0-1---- <text:s text:c="3"/>----4---3---30--1--- <text:s text:c="5"/>----4---3---30--1---</text:p>
      <text:p text:style-name="P2"><text:s text:c="3"/>&lt;----&lt;---&gt;---=-&lt;---- <text:s text:c="3"/>----&lt;---&lt;---&gt;=--&lt;--- <text:s text:c="5"/>--------------------</text:p>
      <text:p text:style-name="P1"/>
      <text:p text:style-name="P4"/>
      <text:p text:style-name="P1"><text:span text:style-name="T2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1">STATUS (Settings)</text:span><text:span text:style-name="T2"> <text:s text:c="23"/></text:span><text:span text:style-name="T1">STATUS (Calculation)</text:span></text:p>
      <text:p text:style-name="P1"/>
      <text:p text:style-name="P1"><text:s text:c="4"/>#Cars: <text:s text:c="9"/>{1..90} <text:s text:c="17"/>Ticks: <text:s text:c="4"/>{0..1024}</text:p>
      <text:p text:style-name="P1"><text:s text:c="4"/>VMAX: <text:s text:c="10"/>{1..10} <text:s text:c="17"/>#halt: <text:s text:c="4"/>{0..}</text:p>
      <text:p text:style-name="P1"><text:s text:c="4"/>dilly-dally-P%: {1..100} <text:s text:c="16"/>Time: <text:s text:c="5"/>0Y.YYYsec</text:p>
      <text:p text:style-name="P1"><text:s text:c="4"/>Modus: <text:s text:c="9"/>{Step|Auto}</text:p>
      <text:p text:style-name="P1"><text:s text:c="4"/>Save: <text:s text:c="10"/>{On|Off}</text:p>
      <text:p text:style-name="P1"><text:s text:c="4"/>File: <text:s text:c="10"/>-..[.bmp]-</text:p>
      <text:p text:style-name="P1"/>
      <text:p text:style-name="P1"/>
      <text:p text:style-name="P4"><text:span text:style-name="T1"/></text:p>
      <text:p text:style-name="P1"><text:span text:style-name="T2"><text:s text:c="2"/></text:span><text:span text:style-name="T1">KEYEVENTS</text:span></text:p>
      <text:p text:style-name="P1"/>
      <text:p text:style-name="P1"><text:s text:c="4"/><text:span text:style-name="T3">MENU(default)</text:span> <text:s text:c="13"/><text:span text:style-name="T3">MENU(start/settings)</text:span></text:p>
      <text:p text:style-name="P1"/>
      <text:p text:style-name="P1"><text:s text:c="6"/><text:span text:style-name="T3">e</text:span> – EXIT <text:s text:c="18"/><text:span text:style-name="T3">e</text:span> – EXIT</text:p>
      <text:p text:style-name="P1"><text:s text:c="6"/><text:span text:style-name="T3">m</text:span> – Modus <text:s text:c="17"/><text:span text:style-name="T3">s</text:span> – Abbruch</text:p>
      <text:p text:style-name="P1"><text:s text:c="6"/><text:span text:style-name="T3">q</text:span> – Start (Settings..) <text:s text:c="4"/><text:span text:style-name="T3">+</text:span> – InkrementSetting</text:p>
      <text:p text:style-name="P1"><text:s text:c="6"/><text:span text:style-name="T3">f</text:span> – Save <text:s/>(Settings..) <text:s text:c="4"/><text:span text:style-name="T3">-</text:span> – DekrementSetting</text:p>
      <text:p text:style-name="P1"><text:s text:c="33"/><text:span text:style-name="T3">ENTER</text:span> – NextSetting</text:p>
      <text:p text:style-name="P1"/>
      <text:p text:style-name="P1"><text:s text:c="4"/></text:p>
      <text:p text:style-name="P1"><text:span text:style-name="T3"><text:s text:c="4"/>MENU(animation) <text:s text:c="19"/>MENU(save/settings)</text:span></text:p>
      <text:p text:style-name="P1"><text:span text:style-name="T3"/></text:p>
      <text:p text:style-name="P1"><text:span text:style-name="T3"><text:s text:c="6"/>e</text:span> – EXIT <text:s text:c="26"/><text:span text:style-name="T3">Esc</text:span> – Abbruch</text:p>
      <text:p text:style-name="P1"><text:s text:c="6"/><text:span text:style-name="T3">s</text:span> – Abbruch (Quit) <text:s text:c="16"/><text:span text:style-name="T3">&gt;</text:span> – Toggle ON/OFF</text:p>
      <text:p text:style-name="P1"><text:s text:c="6"/><text:span text:style-name="T3">Leertaste</text:span> – Step [MODE==STEP] <text:s text:c="5"/><text:span text:style-name="T3">ENTER</text:span> – Speichere Settings</text:p>
      <text:p text:style-name="P1"><text:s text:c="6"/><text:span text:style-name="T3">p</text:span> – Quit and Print [SAVE==ON] <text:s text:c="5"/><text:span text:style-name="T3">{a-z,A-Z,0-9,:,\,., ,_,-}</text:span> – Pfad </text:p>
      <text:p text:style-name="P1"><text:s text:c="41"/><text:span text:style-name="T3">BACKSPACE</text:span> – Zeichen löschen</text:p>
      <text:p text:style-name="P1"/>
      <text:p text:style-name="P1"><text:s text:c="4"/></text:p>
      <text:p text:style-name="P1"><text:span text:style-name="T3"/></text:p>
      <text:p text:style-name="P1"><text:span text:style-name="T3"><text:s text:c="6"/></text:span></text:p>
      <text:p text:style-name="P1"><text:s text:c="6"/></text:p>
      <text:p text:style-name="P1"><text:s text:c="6"/></text:p>
      <text:p text:style-name="P1"><text:soft-page-break/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7T21:16:09.83</dc:date>
    <dc:creator>Daniel Fritsch</dc:creator>
    <meta:editing-duration>PT1H22M46S</meta:editing-duration>
    <meta:editing-cycles>65</meta:editing-cycles>
    <meta:generator>OpenOffice/4.1.2$Win32 OpenOffice.org_project/412m3$Build-9782</meta:generator>
    <meta:document-statistic meta:table-count="0" meta:image-count="0" meta:object-count="0" meta:page-count="4" meta:paragraph-count="40" meta:word-count="180" meta:character-count="1799"/>
  </office:meta>
</office:document-meta>
</file>